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0.901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1.023cm" fo:margin-left="0.064cm" fo:break-before="column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65cm"/>
    </style:style>
    <style:style style:name="Tabla3.9" style:family="table-row">
      <style:table-row-properties style:min-row-height="0.141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H1" style:family="table-cell">
      <style:table-cell-properties style:vertical-align="middle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429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381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normal" style:text-underline-style="none" fo:font-weight="normal" officeooo:paragraph-rsid="002de23f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2b9aa8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officeooo:rsid="002efe33" officeooo:paragraph-rsid="002efe33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officeooo:rsid="002efe33" officeooo:paragraph-rsid="0032d2ad" style:font-size-asian="7pt" style:font-weight-asian="normal" style:font-size-complex="7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officeooo:paragraph-rsid="002d479e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23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4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officeooo:paragraph-rsid="002b9aa8" style:font-size-asian="8pt" style:font-size-complex="8pt"/>
    </style:style>
    <style:style style:name="P26" style:family="paragraph" style:parent-style-name="Table_20_Contents">
      <style:paragraph-properties fo:margin-top="0cm" fo:margin-bottom="0cm" loext:contextual-spacing="false"/>
      <style:text-properties fo:font-size="8pt" style:font-size-asian="8pt" style:font-size-complex="8pt"/>
    </style:style>
    <style:style style:name="P27" style:family="paragraph" style:parent-style-name="Text_20_body">
      <style:text-properties fo:font-size="2pt" style:font-size-asian="1.75pt" style:font-size-complex="2pt"/>
    </style:style>
    <style:style style:name="P28" style:family="paragraph" style:parent-style-name="Text_20_body">
      <style:paragraph-properties fo:line-height="100%"/>
      <style:text-properties fo:font-size="2pt" officeooo:paragraph-rsid="001fb7ab" style:font-size-asian="1.75pt" style:font-size-complex="2pt"/>
    </style:style>
    <style:style style:name="P29" style:family="paragraph" style:parent-style-name="Text_20_body">
      <style:text-properties fo:font-size="3pt" style:font-size-asian="2.59999990463257pt" style:font-size-complex="3pt"/>
    </style:style>
    <style:style style:name="P30" style:family="paragraph" style:parent-style-name="Text_20_body">
      <style:text-properties officeooo:paragraph-rsid="001f2b04"/>
    </style:style>
    <style:style style:name="P3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18ce9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d7225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5" style:family="paragraph" style:parent-style-name="Table_20_Contents">
      <style:paragraph-properties fo:margin-left="0cm" fo:margin-right="0.101cm" fo:margin-top="0cm" fo:margin-bottom="0cm" loext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6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29f0c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39" style:family="paragraph" style:parent-style-name="Standard">
      <style:text-properties fo:font-size="10pt" style:font-size-asian="10pt" style:font-size-complex="10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fo:font-weight="normal" style:font-size-asian="7pt" style:font-weight-asian="normal" style:font-name-complex="Lucida Sans" style:font-size-complex="7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fo:font-weight="normal" style:font-size-asian="7pt" style:font-weight-asian="normal" style:font-name-complex="Lucida Sans" style:font-size-complex="7pt" style:font-weight-complex="normal"/>
    </style:style>
    <style:style style:name="P44" style:family="paragraph" style:parent-style-name="Standard">
      <style:text-properties officeooo:paragraph-rsid="003907e5"/>
    </style:style>
    <style:style style:name="P45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33d176" officeooo:paragraph-rsid="003907e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33d176" officeooo:paragraph-rsid="0035975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33d176" officeooo:paragraph-rsid="003907e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29f0c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29f0cd" officeooo:paragraph-rsid="003907e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paragraph-rsid="003907e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ucida Sans" fo:font-size="9pt" fo:font-weight="bold" officeooo:paragraph-rsid="003907e5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top="0cm" fo:margin-bottom="0cm" loext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cm" fo:margin-bottom="0cm" loext:contextual-spacing="false" fo:line-height="100%" fo:text-align="center" style:justify-single-word="false" fo:break-before="column"/>
      <style:text-properties style:font-name="Lucida Sans" fo:font-size="9pt" fo:font-weight="bold" officeooo:paragraph-rsid="003907e5" style:font-size-asian="9pt" style:font-weight-asian="bold" style:font-size-complex="9pt" style:font-weight-complex="bold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officeooo:rsid="00218ce9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07cm" fo:font-style="normal" style:text-underline-style="none" officeooo:rsid="002d7225" style:font-style-asian="normal" style:font-name-complex="Lucida Sans" style:font-style-complex="normal"/>
    </style:style>
    <style:style style:name="T4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5" style:family="text">
      <style:text-properties fo:color="#221f1f" style:text-position="-5% 100%" fo:letter-spacing="-0.007cm" fo:font-style="normal" style:font-style-asian="normal" style:font-style-complex="normal"/>
    </style:style>
    <style:style style:name="T6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7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9" style:family="text">
      <style:text-properties fo:color="#221f1f" style:text-position="-5% 100%" style:font-name="Lucida Sans" fo:letter-spacing="-0.007cm" fo:font-style="normal" style:text-underline-style="none" style:font-style-asian="normal" style:font-name-complex="Lucida Sans" style:font-style-complex="normal"/>
    </style:style>
    <style:style style:name="T10" style:family="text">
      <style:text-properties fo:color="#221f1f"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1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12" style:family="text">
      <style:text-properties fo:color="#221f1f" style:text-position="-5% 100%" style:font-name="Lucida Sans" fo:letter-spacing="-0.012cm" style:font-name-complex="Lucida Sans"/>
    </style:style>
    <style:style style:name="T13" style:family="text">
      <style:text-properties fo:color="#221f1f" style:text-position="-5% 100%" style:font-name="Lucida Sans" fo:letter-spacing="-0.009cm" fo:font-style="normal" style:text-underline-style="none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15" style:family="text">
      <style:text-properties fo:color="#221f1f" style:text-position="-5% 100%" style:font-name="Lucida Sans" fo:font-size="10pt" fo:letter-spacing="-0.012cm" fo:font-weight="bold" officeooo:rsid="001fb7ab" style:font-size-asian="10pt" style:font-weight-asian="bold" style:font-name-complex="Lucida Sans" style:font-size-complex="10pt" style:font-weight-complex="bold"/>
    </style:style>
    <style:style style:name="T1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7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18" style:family="text">
      <style:text-properties fo:color="#221f1f" style:text-position="-5% 100%" fo:letter-spacing="-0.009cm" fo:font-style="normal" style:text-underline-style="none" style:font-style-asian="normal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1" style:family="text">
      <style:text-properties fo:color="#221f1f" style:font-name="Lucida Sans" style:font-name-complex="Lucida Sans"/>
    </style:style>
    <style:style style:name="T22" style:family="text">
      <style:text-properties fo:color="#221f1f" style:font-name="Lucida Sans" fo:letter-spacing="-0.012cm" style:font-name-complex="Lucida Sans"/>
    </style:style>
    <style:style style:name="T23" style:family="text">
      <style:text-properties fo:color="#221f1f" style:font-name="Lucida Sans" fo:letter-spacing="-0.009cm" style:font-name-complex="Lucida Sans"/>
    </style:style>
    <style:style style:name="T24" style:family="text">
      <style:text-properties fo:color="#221f1f" style:font-name="Lucida Sans" fo:font-size="9pt" style:font-size-asian="9pt" style:font-name-complex="Lucida Sans" style:font-size-complex="9pt"/>
    </style:style>
    <style:style style:name="T25" style:family="text">
      <style:text-properties fo:color="#221f1f" fo:letter-spacing="-0.007cm" fo:font-style="normal" style:font-style-asian="normal" style:font-style-complex="normal"/>
    </style:style>
    <style:style style:name="T26" style:family="text">
      <style:text-properties style:use-window-font-color="true"/>
    </style:style>
    <style:style style:name="T27" style:family="text">
      <style:text-properties fo:color="#000000" style:font-name="Lucida Sans" fo:letter-spacing="0.004cm" fo:font-style="normal" style:font-style-asian="normal" style:font-name-complex="Lucida Sans" style:font-style-complex="normal"/>
    </style:style>
    <style:style style:name="T28" style:family="text">
      <style:text-properties fo:color="#000000" style:font-name="Lucida Sans" fo:letter-spacing="0.004cm" fo:font-style="normal" officeooo:rsid="002d7225" style:font-style-asian="normal" style:font-name-complex="Lucida Sans" style:font-style-complex="normal"/>
    </style:style>
    <style:style style:name="T29" style:family="text">
      <style:text-properties fo:font-size="10pt" officeooo:rsid="001fb7ab" style:font-size-asian="8.75pt" style:font-size-complex="10pt"/>
    </style:style>
    <style:style style:name="T30" style:family="text">
      <style:text-properties officeooo:rsid="002ebf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7"/>
      <text:p text:style-name="P27"/>
      <text:p text:style-name="P30"><text:s text:c="119"/><text:span text:style-name="T14"><text:placeholder text:placeholder-type="text">&lt;o.date&gt;</text:placeholder></text:span></text:p>
      <text:p text:style-name="P29"/>
      <text:p text:style-name="P27"/>
      <text:p text:style-name="P27"/>
      <text:p text:style-name="P2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0"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8">Socio</text:span><text:span text:style-name="T27"><text:text-input text:description="&lt;/when&gt;">/w</text:text-input></text:span><text:span text:style-name="T27"><text:text-input text:description="&lt;/choose&gt;">/ch</text:text-input></text:span><text:span text:style-name="T21">: </text:span><text:span text:style-name="T21"><text:text-input text:description="&lt;o.partner_id.commercial_partner_id.name&gt;">partner</text:text-input></text:span><text:span text:style-name="T21"> </text:span><text:span text:style-name="T22"><text:s/></text:span></text:p>
            <text:p text:style-name="P40"><text:span text:style-name="T9">Dirección</text:span><text:span text:style-name="T13">: </text:span><text:span text:style-name="T13"><text:placeholder text:placeholder-type="text">&lt;partner_address(o.partner_id.commercial_partner_id)&gt;</text:placeholder></text:span></text:p>
            <text:p text:style-name="P42"><text:span text:style-name="T20">Cond IVA</text:span><text:span text:style-name="T21">:</text:span><text:span text:style-name="T22"> </text:span><text:span text:style-name="T12"><text:placeholder text:placeholder-type="text">&lt;o.partner_id.commercial_partner_id.responsability_id.name&gt;</text:placeholder></text:span></text:p>
            <text:p text:style-name="P43"><text:span text:style-name="T4">CUIT</text:span><text:span text:style-name="T17">: </text:span><text:span text:style-name="T17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2"><text:span text:style-name="T20">Teléfono</text:span><text:span text:style-name="T21">:</text:span><text:span text:style-name="T22"> </text:span><text:span text:style-name="T12"><text:placeholder text:placeholder-type="text">&lt;o.partner_id.commercial_partner_id.phone&gt;</text:placeholder></text:span></text:p>
            <text:p text:style-name="P18"><text:span text:style-name="T20">Mail</text:span><text:span text:style-name="T21">:</text:span><text:span text:style-name="T22"> </text:span><text:span text:style-name="T12"><text:placeholder text:placeholder-type="text">&lt;o.partner_id.commercial_partner_id.email&gt;</text:placeholder></text:span></text:p>
            <text:p text:style-name="P15"><text:span text:style-name="T11"><text:placeholder text:placeholder-type="text">&lt;if test="o.partner_id.parent_id"&gt;</text:placeholder></text:span><text:span text:style-name="T11">Enviar a</text:span><text:span text:style-name="T12">: </text:span><text:span text:style-name="T12"><text:placeholder text:placeholder-type="text">&lt;o.partner_id.name&gt;</text:placeholder></text:span><text:span text:style-name="T12"> - </text:span><text:span text:style-name="T10"><text:placeholder text:placeholder-type="text">&lt;partner_address(o.partner_id)&gt;</text:placeholder></text:span><text:span text:style-name="T12"><text:placeholder text:placeholder-type="text">&lt;/if&gt;</text:placeholder></text:span></text:p>
            <text:p text:style-name="P14"><text:span text:style-name="T12">Producto:</text:span><text:span text:style-name="T10"><text:placeholder text:placeholder-type="text">&lt;', '.join(o.partner_id.owned_craft_ids.mapped('product_id.product_tmpl_id.name'))&gt;</text:placeholder></text:span></text:p>
            <text:p text:style-name="P4"><text:span text:style-name="T30">Embarcación: </text:span><text:placeholder text:placeholder-type="text">&lt;', '.join(o.partner_id.owned_craft_ids.mapped('name'))&gt;</text:placeholder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2"><text:span text:style-name="Fuente_20_de_20_párrafo_20_predeter."><text:span text:style-name="T2">Descripción</text:span></text:span></text:p>
                  </table:table-cell>
                  <table:table-cell table:style-name="Tabla2.B1" office:value-type="string">
                    <text:p text:style-name="P31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3"><text:span text:style-name="Fuente_20_de_20_párrafo_20_predeter."><text:span text:style-name="T3">Saldo</text:span></text:span></text:p>
                  </table:table-cell>
                  <table:table-cell table:style-name="Tabla2.B1" office:value-type="string">
                    <text:p text:style-name="P33"><text:span text:style-name="Fuente_20_de_20_párrafo_20_predeter."><text:span text:style-name="T3">Pagado</text:span></text:span></text:p>
                  </table:table-cell>
                  <table:table-cell table:style-name="Tabla2.B1" office:value-type="string">
                    <text:p text:style-name="P31"/>
                  </table:table-cell>
                  <table:table-cell table:style-name="Tabla2.B1" office:value-type="string">
                    <text:p text:style-name="P31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1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1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>
                          <table:table-cell table:style-name="Tabla3.A1" table:number-columns-spanned="4" office:value-type="string">
                            <text:p text:style-name="P1"><text:text-input text:description="&lt;for each=&quot;line in (o.line_dr_ids + o.line_cr_ids).filtered(lambda r: r.amount != 0.0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office:value-type="string">
                            <text:p text:style-name="P1"><text:text-input text:description="&lt;line.move_line_id.ref&gt;">21654321613</text:text-input></text:p>
                          </table:table-cell>
                          <table:table-cell table:style-name="Tabla3.A2" office:value-type="string">
                            <text:p text:style-name="P1"><text:text-input text:description="&lt;formatLang(line.move_line_id.date_maturity, date=True)&gt;">19/12/1984</text:text-input></text:p>
                          </table:table-cell>
                          <table:table-cell table:style-name="Tabla3.A2" office:value-type="string">
                            <text:p text:style-name="P1"><text:text-input text:description="&lt;formatLang(line.amount_unreconciled)&gt;">21654321613</text:text-input></text:p>
                          </table:table-cell>
                          <table:table-cell table:style-name="Tabla3.D2" office:value-type="string">
                            <text:p text:style-name="P1"><text:text-input text:description="&lt;formatLang(line.signed_amount)&gt;">216543216</text:text-input></text:p>
                          </table:table-cell>
                        </table:table-row>
                        <table:table-row>
                          <table:table-cell table:style-name="Tabla3.D2" table:number-columns-spanned="4" office:value-type="string">
                            <text:p text:style-name="P2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D2" table:number-columns-spanned="4" office:value-type="string">
                            <text:p text:style-name="P1"><text:text-input text:description="&lt;if test=&quot;o.writeoff_amount and o.payment_option == 'without_writeoff'&quot;&gt;&lt;formatLang(o.writeoff_amount)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1">A cuenta</text:p>
                          </table:table-cell>
                          <table:table-cell table:style-name="Tabla3.A2" office:value-type="string">
                            <text:p text:style-name="P1"/>
                          </table:table-cell>
                          <table:table-cell table:style-name="Tabla3.A2" office:value-type="string">
                            <text:p text:style-name="P1"><text:text-input text:description="&lt;formatLang(o.writeoff_amount)&gt;">a cuenta</text:text-input></text:p>
                          </table:table-cell>
                          <table:table-cell table:style-name="Tabla3.D2" office:value-type="string">
                            <text:p text:style-name="P1"/>
                          </table:table-cell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2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1"><text:text-input text:description="&lt;if test=&quot;o.writeoff_amount and o.payment_option == 'with_writeoff'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1"><text:text-input text:description="&lt;o.comment&gt;">Comment</text:text-input></text:p>
                          </table:table-cell>
                          <table:table-cell table:style-name="Tabla3.A2" office:value-type="string">
                            <text:p text:style-name="P1"/>
                          </table:table-cell>
                          <table:table-cell table:style-name="Tabla3.A2" office:value-type="string">
                            <text:p text:style-name="P1"><text:text-input text:description="&lt;formatLang(o.writeoff_amount)&gt;">ajuste</text:text-input></text:p>
                          </table:table-cell>
                          <table:table-cell table:style-name="Tabla3.D2" office:value-type="string">
                            <text:p text:style-name="P1"/>
                          </table:table-cell>
                        </table:table-row>
                        <table:table-row table:style-name="Tabla3.9">
                          <table:table-cell table:style-name="Tabla3.D2" table:number-columns-spanned="4" office:value-type="string">
                            <text:p text:style-name="P2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17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1"><text:text-input text:description="&lt;for each=&quot;line in (o.received_third_check_ids + o.issued_check_ids + o.delivered_third_check_ids)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1"><text:text-input text:description="&lt;line.name&gt;">21654321613</text:text-input> </text:p>
                          </table:table-cell>
                          <table:table-cell table:style-name="Tabla4.A2" office:value-type="string">
                            <text:p text:style-name="P1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1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1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5"/>
                    </table:table-cell>
                  </table:table-row>
                </table:table-header-rows>
              </table:table>
              <text:p text:style-name="P38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26"/>
                  </table:table-cell>
                  <table:covered-table-cell/>
                  <table:table-cell table:style-name="Tabla8.C1" office:value-type="string">
                    <text:p text:style-name="P34">Total</text:p>
                  </table:table-cell>
                  <table:table-cell table:style-name="Tabla8.C1" table:number-columns-spanned="3" office:value-type="string">
                    <text:p text:style-name="P19"><text:text-input text:description="&lt;formatLang(o.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H1" table:number-rows-spanned="3" table:number-columns-spanned="2" office:value-type="string">
                    <text:p text:style-name="P36"/>
                    <text:p text:style-name="P37"/>
                    <text:p text:style-name="P46"><text:text-input text:description="&lt;o.journal_id&gt;">9.999,50</text:text-input></text:p>
                  </table:table-cell>
                  <table:covered-table-cell/>
                  <table:table-cell table:style-name="Tabla8.H1" table:number-rows-spanned="3" office:value-type="string">
                    <text:p text:style-name="P54"/>
                    <text:p text:style-name="P52"/>
                    <text:p text:style-name="P52"><text:text-input text:description="&lt;o.net_amount&gt;">9.999,50</text:text-input></text:p>
                  </table:table-cell>
                  <table:table-cell table:style-name="Tabla8.A1" office:value-type="string">
                    <text:p text:style-name="P26"/>
                  </table:table-cell>
                </table:table-row>
                <table:table-row table:style-name="Tabla8.2">
                  <table:table-cell table:style-name="Tabla8.A1" office:value-type="string">
                    <text:p text:style-name="P26"/>
                  </table:table-cell>
                  <table:table-cell table:style-name="Tabla8.A1" table:number-rows-spanned="3" table:number-columns-spanned="5" office:value-type="string">
                    <text:p text:style-name="P3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3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4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H1" table:number-columns-spanned="2" office:value-type="string">
                    <text:p text:style-name="P35">TOTAL</text:p>
                  </table:table-cell>
                  <table:covered-table-cell/>
                  <table:table-cell table:style-name="Tabla8.H1" office:value-type="string">
                    <text:p text:style-name="P19"><text:text-input text:description="&lt;formatLang(o.amount)&gt;">9.999,50</text:text-input></text:p>
                  </table:table-cell>
                  <table:table-cell table:style-name="Tabla8.A1" office:value-type="string">
                    <text:p text:style-name="P21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3"><text:span text:style-name="Fuente_20_de_20_párrafo_20_predeter."><text:span text:style-name="T19"/></text:span></text:p>
                  </table:table-cell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columns-spanned="7" office:value-type="string">
                    <text:p text:style-name="P24"><text:span text:style-name="Fuente_20_de_20_párrafo_20_predeter."><text:span text:style-name="T6">So</text:span></text:span><text:span text:style-name="Fuente_20_de_20_párrafo_20_predeter."><text:span text:style-name="T7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amount)&gt;">veinte pesos</text:text-input></text:span></text:span><text:span text:style-name="Fuente_20_de_20_párrafo_20_predeter."><text:span text:style-name="T19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3"/>
                  </table:table-cell>
                </table:table-row>
                <table:table-row table:style-name="Tabla8.6">
                  <table:table-cell table:style-name="Tabla8.A1" office:value-type="string">
                    <text:p text:style-name="P9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6"><text:span text:style-name="T25">OBSERVACIONES</text:span>: <text:span text:style-name="T16"><text:placeholder text:placeholder-type="text">&lt;o.narration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6"/>
                  </table:table-cell>
                  <table:table-cell table:style-name="Tabla8.H1" table:number-columns-spanned="3" office:value-type="string">
                    <text:p text:style-name="P8"><text:s text:c="29"/></text:p>
                    <text:p text:style-name="P10"><text:span text:style-name="Fuente_20_de_20_párrafo_20_predeter."><text:span text:style-name="T5">Firma</text:span></text:span></text:p>
                  </table:table-cell>
                  <table:covered-table-cell/>
                  <table:covered-table-cell/>
                  <table:table-cell table:style-name="Tabla8.H1" table:number-columns-spanned="2" office:value-type="string">
                    <text:p text:style-name="P11"><text:span text:style-name="Fuente_20_de_20_párrafo_20_predeter."><text:span text:style-name="T26"><text:s text:c="14"/>____ <text:s text:c="8"/></text:span></text:span></text:p>
                    <text:p text:style-name="P12"><text:span text:style-name="Fuente_20_de_20_párrafo_20_predeter."><text:span text:style-name="T8">Aclaración</text:span></text:span></text:p>
                  </table:table-cell>
                  <table:covered-table-cell/>
                  <table:table-cell table:style-name="Tabla8.A1" office:value-type="string">
                    <text:p text:style-name="P16"/>
                  </table:table-cell>
                </table:table-row>
              </table:table>
              <text:p text:style-name="P39"/>
            </table:table-cell>
          </table:table-row>
        </table:table-header-rows>
      </table:table>
      <text:p text:style-name="P28"><text:span text:style-name="T29"><text:s text:c="142"/></text:span><text:span text:style-name="T15"><text:placeholder text:placeholder-type="text">&lt;o.date&gt;</text:placeholder></text:span></text:p>
      <text:p text:style-name="P27"/>
      <text:p text:style-name="P27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0"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8">Socio</text:span><text:span text:style-name="T27"><text:text-input text:description="&lt;/when&gt;">/w</text:text-input></text:span><text:span text:style-name="T27"><text:text-input text:description="&lt;/choose&gt;">/ch</text:text-input></text:span><text:span text:style-name="T21">:</text:span><text:span text:style-name="T22"> </text:span><text:span text:style-name="T12"><text:placeholder text:placeholder-type="text">&lt;o.partner_id.commercial_partner_id.name&gt;</text:placeholder></text:span></text:p>
            <text:p text:style-name="P41"><text:span text:style-name="T4">Dirección</text:span><text:span text:style-name="T18">: </text:span><text:span text:style-name="T18"><text:placeholder text:placeholder-type="text">&lt;partner_address(o.partner_id.commercial_partner_id)&gt;</text:placeholder></text:span></text:p>
            <text:p text:style-name="P42"><text:span text:style-name="T20">Cond IVA</text:span><text:span text:style-name="T21">:</text:span><text:span text:style-name="T22"> </text:span><text:span text:style-name="T12"><text:placeholder text:placeholder-type="text">&lt;o.partner_id.commercial_partner_id.responsability_id.name&gt;</text:placeholder></text:span></text:p>
            <text:p text:style-name="P43"><text:span text:style-name="T4">CUIT</text:span><text:span text:style-name="T17">: </text:span><text:span text:style-name="T17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2"><text:span text:style-name="T20">Teléfono</text:span><text:span text:style-name="T21">:</text:span><text:span text:style-name="T22"> </text:span><text:span text:style-name="T12"><text:placeholder text:placeholder-type="text">&lt;o.partner_id.commercial_partner_id.phone&gt;</text:placeholder></text:span></text:p>
            <text:p text:style-name="P18"><text:span text:style-name="T20">Mail</text:span><text:span text:style-name="T21">:</text:span><text:span text:style-name="T22"> </text:span><text:span text:style-name="T12"><text:placeholder text:placeholder-type="text">&lt;o.partner_id.commercial_partner_id.email&gt;</text:placeholder></text:span></text:p>
            <text:p text:style-name="P15"><text:span text:style-name="T11"><text:placeholder text:placeholder-type="text">&lt;if test="o.partner_id.parent_id"&gt;</text:placeholder></text:span><text:span text:style-name="T11">Enviar a</text:span><text:span text:style-name="T12">: </text:span><text:span text:style-name="T12"><text:placeholder text:placeholder-type="text">&lt;o.partner_id.name&gt;</text:placeholder></text:span><text:span text:style-name="T12"> - </text:span><text:span text:style-name="T10"><text:placeholder text:placeholder-type="text">&lt;partner_address(o.partner_id)&gt;</text:placeholder></text:span><text:span text:style-name="T12"><text:placeholder text:placeholder-type="text">&lt;/if&gt;</text:placeholder></text:span></text:p>
            <text:p text:style-name="P13"><text:span text:style-name="T12">Producto:</text:span><text:span text:style-name="T10"><text:placeholder text:placeholder-type="text">&lt;', '.join(o.partner_id.owned_craft_ids.mapped('product_id.product_tmpl_id.name'))&gt;</text:placeholder></text:span></text:p>
            <text:p text:style-name="P4"><text:span text:style-name="T30">Embarcación: </text:span><text:placeholder text:placeholder-type="text">&lt;', '.join(o.partner_id.owned_craft_ids.mapped('name'))&gt;</text:placeholder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2"><text:span text:style-name="Fuente_20_de_20_párrafo_20_predeter."><text:span text:style-name="T2">Descripción</text:span></text:span></text:p>
          </table:table-cell>
          <table:table-cell table:style-name="Tabla12.B1" office:value-type="string">
            <text:p text:style-name="P31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3"><text:span text:style-name="Fuente_20_de_20_párrafo_20_predeter."><text:span text:style-name="T3">Saldo</text:span></text:span></text:p>
          </table:table-cell>
          <table:table-cell table:style-name="Tabla12.B1" office:value-type="string">
            <text:p text:style-name="P33"><text:span text:style-name="Fuente_20_de_20_párrafo_20_predeter."><text:span text:style-name="T3">Pagado</text:span></text:span></text:p>
          </table:table-cell>
          <table:table-cell table:style-name="Tabla12.B1" office:value-type="string">
            <text:p text:style-name="P31"/>
          </table:table-cell>
          <table:table-cell table:style-name="Tabla12.B1" office:value-type="string">
            <text:p text:style-name="P31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1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1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1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<text:text-input text:description="&lt;line.move_line_id.ref&gt;">21654321613</text:text-input></text:p>
                </table:table-cell>
                <table:table-cell table:style-name="Tabla6.A2" office:value-type="string">
                  <text:p text:style-name="P1"><text:text-input text:description="&lt;formatLang(line.move_line_id.date_maturity, date=True)&gt;">19/12/1984</text:text-input></text:p>
                </table:table-cell>
                <table:table-cell table:style-name="Tabla6.A2" office:value-type="string">
                  <text:p text:style-name="P1"><text:text-input text:description="&lt;formatLang(line.amount_unreconciled)&gt;">21654321613</text:text-input></text:p>
                </table:table-cell>
                <table:table-cell table:style-name="Tabla6.D2" office:value-type="string">
                  <text:p text:style-name="P1"><text:text-input text:description="&lt;formatLang(line.signed_amount)&gt;">216543216</text:text-input></text:p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1"><text:text-input text:description="&lt;if test=&quot;o.writeoff_amount and o.payment_option == 'without_writeoff'&quot;&gt;&lt;formatLang(o.writeoff_amount)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A cuenta</text:p>
                </table:table-cell>
                <table:table-cell table:style-name="Tabla6.A2" office:value-type="string">
                  <text:p text:style-name="P1"/>
                </table:table-cell>
                <table:table-cell table:style-name="Tabla6.A2" office:value-type="string">
                  <text:p text:style-name="P1"><text:text-input text:description="&lt;formatLang(o.writeoff_amount)&gt;">a cuenta</text:text-input></text:p>
                </table:table-cell>
                <table:table-cell table:style-name="Tabla6.D2" office:value-type="string">
                  <text:p text:style-name="P1"/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1"><text:text-input text:description="&lt;if test=&quot;o.writeoff_amount and o.payment_option == 'with_writeoff'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<text:text-input text:description="&lt;o.comment&gt;">Comment</text:text-input></text:p>
                </table:table-cell>
                <table:table-cell table:style-name="Tabla6.A2" office:value-type="string">
                  <text:p text:style-name="P1"/>
                </table:table-cell>
                <table:table-cell table:style-name="Tabla6.A2" office:value-type="string">
                  <text:p text:style-name="P1"><text:text-input text:description="&lt;formatLang(o.writeoff_amount)&gt;">ajuste</text:text-input></text:p>
                </table:table-cell>
                <table:table-cell table:style-name="Tabla6.D2" office:value-type="string">
                  <text:p text:style-name="P1"/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1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1"><text:text-input text:description="&lt;line.name&gt;">21654321613</text:text-input> </text:p>
                </table:table-cell>
                <table:table-cell table:style-name="Tabla11.A2" office:value-type="string">
                  <text:p text:style-name="P1"><text:text-input text:description="&lt;line.bank_id.name&gt;">21654321613</text:text-input></text:p>
                </table:table-cell>
                <table:table-cell table:style-name="Tabla11.C2" office:value-type="string">
                  <text:p text:style-name="P1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1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7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26"/>
          </table:table-cell>
          <table:covered-table-cell/>
          <table:table-cell table:style-name="Tabla14.C1" office:value-type="string">
            <text:p text:style-name="P34">Total</text:p>
          </table:table-cell>
          <table:table-cell table:style-name="Tabla14.C1" table:number-columns-spanned="3" office:value-type="string">
            <text:p text:style-name="P20"><text:text-input text:description="&lt;formatLang(o.amount)&gt;">9.999,50</text:text-input></text:p>
          </table:table-cell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C1" table:number-rows-spanned="3" table:number-columns-spanned="2" office:value-type="string">
            <text:p text:style-name="P36"/>
            <text:p text:style-name="P37"/>
            <text:p text:style-name="P46"><text:text-input text:description="&lt;o.journal_id&gt;">9.999,50</text:text-input></text:p>
          </table:table-cell>
          <table:covered-table-cell/>
          <table:table-cell table:style-name="Tabla14.C1" table:number-rows-spanned="3" office:value-type="string">
            <text:p text:style-name="P54"/>
            <text:p text:style-name="P52"/>
            <text:p text:style-name="P52"><text:text-input text:description="&lt;o.net_amount&gt;">9.999,50</text:text-input></text:p>
          </table:table-cell>
          <table:table-cell table:style-name="Tabla14.A1" office:value-type="string">
            <text:p text:style-name="P26"/>
          </table:table-cell>
        </table:table-row>
        <table:table-row table:style-name="Tabla14.2">
          <table:table-cell table:style-name="Tabla14.A1" office:value-type="string">
            <text:p text:style-name="P26"/>
          </table:table-cell>
          <table:table-cell table:style-name="Tabla14.A1" table:number-rows-spanned="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3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4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H4" table:number-columns-spanned="2" office:value-type="string">
            <text:p text:style-name="P35">TOTAL</text:p>
          </table:table-cell>
          <table:covered-table-cell/>
          <table:table-cell table:style-name="Tabla14.H4" office:value-type="string">
            <text:p text:style-name="P19"><text:text-input text:description="&lt;formatLang(o.amount)&gt;">9.999,50</text:text-input></text:p>
          </table:table-cell>
          <table:table-cell table:style-name="Tabla14.A1" office:value-type="string">
            <text:p text:style-name="P21"/>
          </table:table-cell>
        </table:table-row>
        <text:soft-page-break/>
        <table:table-row table:style-name="Tabla14.5">
          <table:table-cell table:style-name="Tabla14.A1" table:number-columns-spanned="2" office:value-type="string">
            <text:p text:style-name="P23"><text:span text:style-name="Fuente_20_de_20_párrafo_20_predeter."><text:span text:style-name="T19"/></text:span></text:p>
            <text:p text:style-name="P23"><text:span text:style-name="Fuente_20_de_20_párrafo_20_predeter."><text:span text:style-name="T19"/></text:span></text:p>
            <text:p text:style-name="P23"><text:span text:style-name="Fuente_20_de_20_párrafo_20_predeter."><text:span text:style-name="T19"/></text:span></text:p>
          </table:table-cell>
          <table:covered-table-cell/>
          <table:table-cell table:style-name="Tabla14.A1" office:value-type="string">
            <text:p text:style-name="P26"/>
          </table:table-cell>
          <table:table-cell table:style-name="Tabla14.C1" table:number-columns-spanned="7" office:value-type="string">
            <text:p text:style-name="P25"><text:span text:style-name="Fuente_20_de_20_párrafo_20_predeter."><text:span text:style-name="T6">So</text:span></text:span><text:span text:style-name="Fuente_20_de_20_párrafo_20_predeter."><text:span text:style-name="T7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amount)&gt;">veinte pesos</text:text-input></text:span></text:span><text:span text:style-name="Fuente_20_de_20_párrafo_20_predeter."><text:span text:style-name="T19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3"/>
          </table:table-cell>
        </table:table-row>
        <table:table-row table:style-name="Tabla14.6">
          <table:table-cell table:style-name="Tabla14.A1" office:value-type="string">
            <text:p text:style-name="P9"><text:span text:style-name="Fuente_20_de_20_párrafo_20_predeter."/></text:p>
          </table:table-cell>
          <table:table-cell table:style-name="Tabla14.A1" table:number-columns-spanned="3" office:value-type="string">
            <text:p text:style-name="P7"><text:span text:style-name="T25">OBSERVACIONES</text:span>: <text:span text:style-name="T16"><text:placeholder text:placeholder-type="text">&lt;o.narration&gt;</text:placeholder></text:span></text:p>
          </table:table-cell>
          <table:covered-table-cell/>
          <table:covered-table-cell/>
          <table:table-cell table:style-name="Tabla14.A1" office:value-type="string">
            <text:p text:style-name="P16"/>
          </table:table-cell>
          <table:table-cell table:style-name="Tabla14.H4" table:number-columns-spanned="3" office:value-type="string">
            <text:p text:style-name="P8"><text:s text:c="29"/></text:p>
            <text:p text:style-name="P10"><text:span text:style-name="Fuente_20_de_20_párrafo_20_predeter."><text:span text:style-name="T5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1"><text:span text:style-name="Fuente_20_de_20_párrafo_20_predeter."><text:span text:style-name="T26"><text:s text:c="14"/>____ <text:s text:c="8"/></text:span></text:span></text:p>
            <text:p text:style-name="P12"><text:span text:style-name="Fuente_20_de_20_párrafo_20_predeter."><text:span text:style-name="T8">Aclaración</text:span></text:span></text:p>
          </table:table-cell>
          <table:covered-table-cell/>
          <table:table-cell table:style-name="Tabla14.A1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5-12-21T16:00:19.372495433</dc:date>
    <meta:editing-duration>PT6H56M36S</meta:editing-duration>
    <meta:editing-cycles>155</meta:editing-cycles>
    <meta:generator>LibreOffice/4.4.6.3$Linux_X86_64 LibreOffice_project/40m0$Build-3</meta:generator>
    <meta:document-statistic meta:table-count="13" meta:image-count="0" meta:object-count="0" meta:page-count="2" meta:paragraph-count="96" meta:word-count="290" meta:character-count="2405" meta:non-whitespace-character-count="1972"/>
  </office:meta>
</office:document-meta>
</file>